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508cm" svg:stroke-color="#000080" draw:marker-start="" draw:marker-start-width="0.958cm" draw:marker-end="Arrowheads_20_5" draw:marker-end-width="0.958cm" draw:fill="none" draw:fill-color="#000000" draw:textarea-vertical-align="middle" fo:padding-top="0.375cm" fo:padding-bottom="0.375cm" fo:padding-left="0.5cm" fo:padding-right="0.5cm"/>
    </style:style>
    <style:style style:name="gr2" style:family="graphic" style:parent-style-name="objectwithoutfill">
      <style:graphic-properties svg:stroke-width="0.305cm" svg:stroke-color="#000080" draw:marker-start="" draw:marker-start-width="0.655cm" draw:marker-end="Arrowheads_20_2" draw:marker-end-width="0.655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05cm" svg:stroke-color="#000080" draw:marker-start-width="0.655cm" draw:marker-end="Arrowheads_20_2" draw:marker-end-width="0.655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254cm" svg:stroke-color="#000080" draw:marker-start-width="0.579cm" draw:marker-end="Arrowheads_20_2" draw:marker-end-width="0.579cm" draw:fill="none" draw:textarea-vertical-align="middle" fo:padding-top="0.25cm" fo:padding-bottom="0.25cm" fo:padding-left="0.375cm" fo:padding-right="0.375cm"/>
    </style:style>
    <style:style style:name="gr5" style:family="graphic" style:parent-style-name="objectwithoutfill">
      <style:graphic-properties svg:stroke-width="0.152cm" svg:stroke-color="#000080" draw:marker-start-width="0.427cm" draw:marker-end="Arrowheads_20_2" draw:marker-end-width="0.4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02cm" svg:stroke-color="#000080" draw:marker-start-width="0.352cm" draw:marker-end="Arrowheads_20_2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52cm" svg:stroke-color="#000080" draw:marker-start-width="0.427cm" draw:marker-end-width="0.42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356cm" svg:stroke-color="#000080" draw:marker-start-width="0.731cm" draw:marker-end-width="0.731cm" draw:fill="none" draw:textarea-vertical-align="middle" fo:padding-top="0.3cm" fo:padding-bottom="0.3cm" fo:padding-left="0.425cm" fo:padding-right="0.425cm"/>
    </style:style>
    <style:style style:name="gr9" style:family="graphic" style:parent-style-name="objectwithoutfill">
      <style:graphic-properties svg:stroke-width="0.203cm" svg:stroke-color="#000080" draw:marker-start-width="0.503cm" draw:marker-end="Arrowheads_20_2" draw:marker-end-width="0.503cm" draw:fill="none" draw:textarea-vertical-align="middle" fo:padding-top="0.225cm" fo:padding-bottom="0.225cm" fo:padding-left="0.35cm" fo:padding-right="0.35cm"/>
    </style:style>
    <style:style style:name="gr10" style:family="graphic" style:parent-style-name="objectwithoutfill">
      <style:graphic-properties svg:stroke-width="0.051cm" svg:stroke-color="#000080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svg:stroke-color="#00008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305cm" svg:stroke-color="#000080" draw:marker-start="" draw:marker-start-width="0.655cm" draw:marker-end="" draw:marker-end-width="0.655cm" draw:fill="none" draw:textarea-vertical-align="middle" fo:padding-top="0.275cm" fo:padding-bottom="0.275cm" fo:padding-left="0.4cm" fo:padding-right="0.4cm"/>
    </style:style>
    <style:style style:name="gr13" style:family="graphic" style:parent-style-name="objectwithoutfill">
      <style:graphic-properties svg:stroke-width="0.305cm" svg:stroke-color="#000080" draw:marker-start-width="0.655cm" draw:marker-end="" draw:marker-end-width="0.65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4.516cm" svg:y1="22.397cm" svg:x2="14.516cm" svg:y2="9.293cm">
          <text:p/>
        </draw:line>
        <draw:line draw:style-name="gr2" draw:text-style-name="P1" draw:layer="layout" svg:x1="11.541cm" svg:y1="23.606cm" svg:x2="6.541cm" svg:y2="27.035cm">
          <text:p/>
        </draw:line>
        <draw:line draw:style-name="gr3" draw:text-style-name="P1" draw:layer="layout" svg:x1="18.399cm" svg:y1="23.733cm" svg:x2="22.971cm" svg:y2="26.146cm">
          <text:p/>
        </draw:line>
        <draw:line draw:style-name="gr4" draw:text-style-name="P1" draw:layer="layout" svg:x1="11.541cm" svg:y1="23.606cm" svg:x2="8.613cm" svg:y2="28.591cm">
          <text:p/>
        </draw:line>
        <draw:line draw:style-name="gr5" draw:text-style-name="P1" draw:layer="layout" svg:x1="10.532cm" svg:y1="25.492cm" svg:x2="11.27cm" svg:y2="29.034cm">
          <text:p/>
        </draw:line>
        <draw:line draw:style-name="gr6" draw:text-style-name="P1" draw:layer="layout" svg:x1="10.827cm" svg:y1="26.82cm" svg:x2="12.893cm" svg:y2="29.329cm">
          <text:p/>
        </draw:line>
        <draw:line draw:style-name="gr4" draw:text-style-name="P1" draw:layer="layout" svg:x1="11.122cm" svg:y1="24.459cm" svg:x2="16.139cm" svg:y2="28.443cm">
          <text:p/>
        </draw:line>
        <draw:line draw:style-name="gr5" draw:text-style-name="P1" draw:layer="layout" svg:x1="13.63cm" svg:y1="26.378cm" svg:x2="12.745cm" svg:y2="27.854cm">
          <text:p/>
        </draw:line>
        <draw:line draw:style-name="gr6" draw:text-style-name="P1" draw:layer="layout" svg:x1="13.335cm" svg:y1="26.968cm" svg:x2="14.073cm" svg:y2="29.329cm">
          <text:p/>
        </draw:line>
        <draw:line draw:style-name="gr4" draw:text-style-name="P1" draw:layer="layout" svg:x1="18.272cm" svg:y1="23.733cm" svg:x2="21.599cm" svg:y2="28.739cm">
          <text:p/>
        </draw:line>
        <draw:line draw:style-name="gr5" draw:text-style-name="P1" draw:layer="layout" svg:x1="18.795cm" svg:y1="24.755cm" svg:x2="16.139cm" svg:y2="26.821cm">
          <text:p/>
        </draw:line>
        <draw:line draw:style-name="gr6" draw:text-style-name="P1" draw:layer="layout" svg:x1="17.763cm" svg:y1="25.492cm" svg:x2="17.615cm" svg:y2="29.329cm">
          <text:p/>
        </draw:line>
        <draw:line draw:style-name="gr4" draw:text-style-name="P1" draw:layer="layout" svg:x1="15.991cm" svg:y1="23.016cm" svg:x2="16.286cm" svg:y2="25.344cm">
          <text:p/>
        </draw:line>
        <draw:line draw:style-name="gr6" draw:text-style-name="P1" draw:layer="layout" svg:x1="19.828cm" svg:y1="26.083cm" svg:x2="19.238cm" svg:y2="28.296cm">
          <text:p/>
        </draw:line>
        <draw:line draw:style-name="gr5" draw:text-style-name="P1" draw:layer="layout" svg:x1="15.991cm" svg:y1="23.574cm" svg:x2="14.073cm" svg:y2="25.197cm">
          <text:p/>
        </draw:line>
        <draw:line draw:style-name="gr6" draw:text-style-name="P1" draw:layer="layout" svg:x1="14.958cm" svg:y1="24.459cm" svg:x2="15.401cm" svg:y2="26.377cm">
          <text:p/>
        </draw:line>
        <draw:custom-shape draw:style-name="gr7" draw:text-style-name="P1" draw:layer="layout" svg:width="7.966cm" svg:height="4.009cm" draw:transform="skewX (-5.83030045455884E-017) rotate (0.698131700797732) translate (15.254cm 13.6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582cm" svg:y1="15.242cm" svg:x2="14.487cm" svg:y2="17.676cm">
          <text:p/>
        </draw:line>
        <draw:line draw:style-name="gr9" draw:text-style-name="P1" draw:layer="layout" svg:x1="16.582cm" svg:y1="15.242cm" svg:x2="22.189cm" svg:y2="10.225cm">
          <text:p/>
        </draw:line>
        <draw:line draw:style-name="gr5" draw:text-style-name="P1" draw:layer="layout" svg:x1="17.762cm" svg:y1="14.209cm" svg:x2="19.828cm" svg:y2="14.357cm">
          <text:p/>
        </draw:line>
        <draw:line draw:style-name="gr5" draw:text-style-name="P1" draw:layer="layout" svg:x1="18.5cm" svg:y1="13.471cm" svg:x2="18.5cm" svg:y2="11.553cm">
          <text:p/>
        </draw:line>
        <draw:line draw:style-name="gr5" draw:text-style-name="P1" draw:layer="layout" svg:x1="19.533cm" svg:y1="12.586cm" svg:x2="21.599cm" svg:y2="12.881cm">
          <text:p/>
        </draw:line>
        <draw:line draw:style-name="gr5" draw:text-style-name="P1" draw:layer="layout" svg:x1="20.419cm" svg:y1="11.848cm" svg:x2="19.976cm" svg:y2="10.372cm">
          <text:p/>
        </draw:line>
        <draw:line draw:style-name="gr6" draw:text-style-name="P1" draw:layer="layout" svg:x1="18.352cm" svg:y1="14.209cm" svg:x2="19.828cm" svg:y2="13.471cm">
          <text:p/>
        </draw:line>
        <draw:line draw:style-name="gr6" draw:text-style-name="P1" draw:layer="layout" svg:x1="17.172cm" svg:y1="14.652cm" svg:x2="17.172cm" svg:y2="13.029cm">
          <text:p/>
        </draw:line>
        <draw:line draw:style-name="gr6" draw:text-style-name="P1" draw:layer="layout" svg:x1="18.5cm" svg:y1="12.733cm" svg:x2="19.681cm" svg:y2="11.7cm">
          <text:p/>
        </draw:line>
        <draw:line draw:style-name="gr6" draw:text-style-name="P1" draw:layer="layout" svg:x1="20.271cm" svg:y1="12.734cm" svg:x2="21.599cm" svg:y2="11.996cm">
          <text:p/>
        </draw:line>
        <draw:line draw:style-name="gr6" draw:text-style-name="P1" draw:layer="layout" svg:x1="20.271cm" svg:y1="11.258cm" svg:x2="21.009cm" svg:y2="10.225cm">
          <text:p/>
        </draw:line>
        <draw:line draw:style-name="gr10" draw:text-style-name="P1" draw:layer="layout" svg:x1="18.5cm" svg:y1="14.209cm" svg:x2="19.238cm" svg:y2="14.947cm">
          <text:p/>
        </draw:line>
        <draw:line draw:style-name="gr10" draw:text-style-name="P1" draw:layer="layout" svg:x1="19.828cm" svg:y1="12.586cm" svg:x2="20.713cm" svg:y2="13.471cm">
          <text:p/>
        </draw:line>
        <draw:line draw:style-name="gr10" draw:text-style-name="P1" draw:layer="layout" svg:x1="20.861cm" svg:y1="11.406cm" svg:x2="22.337cm" svg:y2="11.258cm">
          <text:p/>
        </draw:line>
        <draw:line draw:style-name="gr10" draw:text-style-name="P1" draw:layer="layout" svg:x1="18.943cm" svg:y1="12.291cm" svg:x2="19.238cm" svg:y2="10.963cm">
          <text:p/>
        </draw:line>
        <draw:line draw:style-name="gr10" draw:text-style-name="P1" draw:layer="layout" svg:x1="17.172cm" svg:y1="14.209cm" svg:x2="18.057cm" svg:y2="13.176cm">
          <text:p/>
        </draw:line>
        <draw:custom-shape draw:style-name="gr7" draw:text-style-name="P1" draw:layer="layout" svg:width="7.966cm" svg:height="4.009cm" draw:transform="skewX (0.000174532925199382) rotate (2.35619449019234) translate (10.262cm 19.23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1" draw:layer="layout" svg:x1="11.734cm" svg:y1="17.774cm" svg:x2="14.342cm" svg:y2="19.649cm">
          <text:p/>
        </draw:line>
        <draw:line draw:style-name="gr9" draw:text-style-name="P1" draw:layer="layout" svg:x1="11.734cm" svg:y1="17.774cm" svg:x2="6.247cm" svg:y2="12.625cm">
          <text:p/>
        </draw:line>
        <draw:line draw:style-name="gr5" draw:text-style-name="P1" draw:layer="layout" svg:x1="10.602cm" svg:y1="16.688cm" svg:x2="10.569cm" svg:y2="14.617cm">
          <text:p/>
        </draw:line>
        <draw:line draw:style-name="gr5" draw:text-style-name="P1" draw:layer="layout" svg:x1="9.803cm" svg:y1="16.017cm" svg:x2="7.892cm" svg:y2="16.184cm">
          <text:p/>
        </draw:line>
        <draw:line draw:style-name="gr5" draw:text-style-name="P1" draw:layer="layout" svg:x1="8.831cm" svg:y1="15.065cm" svg:x2="8.945cm" svg:y2="12.981cm">
          <text:p/>
        </draw:line>
        <draw:line draw:style-name="gr5" draw:text-style-name="P1" draw:layer="layout" svg:x1="8.018cm" svg:y1="14.247cm" svg:x2="6.587cm" svg:y2="14.817cm">
          <text:p/>
        </draw:line>
        <draw:line draw:style-name="gr6" draw:text-style-name="P1" draw:layer="layout" svg:x1="10.551cm" svg:y1="16.1cm" svg:x2="9.687cm" svg:y2="14.694cm">
          <text:p/>
        </draw:line>
        <draw:line draw:style-name="gr6" draw:text-style-name="P1" draw:layer="layout" svg:x1="11.094cm" svg:y1="17.237cm" svg:x2="9.477cm" svg:y2="17.378cm">
          <text:p/>
        </draw:line>
        <draw:line draw:style-name="gr6" draw:text-style-name="P1" draw:layer="layout" svg:x1="9.068cm" svg:y1="16.081cm" svg:x2="7.936cm" svg:y2="14.995cm">
          <text:p/>
        </draw:line>
        <draw:line draw:style-name="gr6" draw:text-style-name="P1" draw:layer="layout" svg:x1="8.914cm" svg:y1="14.318cm" svg:x2="8.063cm" svg:y2="13.059cm">
          <text:p/>
        </draw:line>
        <draw:line draw:style-name="gr6" draw:text-style-name="P1" draw:layer="layout" svg:x1="7.443cm" svg:y1="14.446cm" svg:x2="6.35cm" svg:y2="13.801cm">
          <text:p/>
        </draw:line>
        <draw:line draw:style-name="gr10" draw:text-style-name="P1" draw:layer="layout" svg:x1="10.538cm" svg:y1="15.952cm" svg:x2="11.209cm" svg:y2="15.153cm">
          <text:p/>
        </draw:line>
        <draw:line draw:style-name="gr10" draw:text-style-name="P1" draw:layer="layout" svg:x1="8.805cm" svg:y1="14.771cm" svg:x2="9.61cm" svg:y2="13.812cm">
          <text:p/>
        </draw:line>
        <draw:line draw:style-name="gr10" draw:text-style-name="P1" draw:layer="layout" svg:x1="7.539cm" svg:y1="13.845cm" svg:x2="7.263cm" svg:y2="12.388cm">
          <text:p/>
        </draw:line>
        <draw:line draw:style-name="gr10" draw:text-style-name="P1" draw:layer="layout" svg:x1="8.588cm" svg:y1="15.679cm" svg:x2="7.239cm" svg:y2="15.501cm">
          <text:p/>
        </draw:line>
        <draw:line draw:style-name="gr10" draw:text-style-name="P1" draw:layer="layout" svg:x1="10.653cm" svg:y1="17.276cm" svg:x2="9.547cm" svg:y2="16.484cm">
          <text:p/>
        </draw:line>
        <draw:custom-shape draw:style-name="gr11" draw:text-style-name="P1" draw:layer="layout" svg:width="1.096cm" svg:height="2.361cm" draw:transform="rotate (1.5707963267949) translate (13.335cm 9.736cm)">
          <text:p/>
          <draw:enhanced-geometry svg:viewBox="0 0 21600 21600" draw:glue-points="0 0 0 21600 21600 10800" draw:text-areas="0 ?f3 15150 ?f4" draw:type="right-bracket" draw:modifiers="6245.8933107536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1" draw:layer="layout" svg:width="1.485cm" svg:height="3.837cm" draw:transform="rotate (1.5707963267949) translate (12.597cm 9.441cm)">
          <text:p/>
          <draw:enhanced-geometry svg:viewBox="0 0 21600 21600" draw:glue-points="0 0 0 21600 21600 10800" draw:text-areas="0 ?f3 15150 ?f4" draw:mirror-horizontal="false" draw:mirror-vertical="false" draw:type="right-bracket" draw:modifiers="6933.61125586243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1" draw:layer="layout" svg:width="1.758cm" svg:height="5.312cm" draw:transform="rotate (1.5707963267949) translate (11.86cm 8.998cm)">
          <text:p/>
          <draw:enhanced-geometry svg:viewBox="0 0 21600 21600" draw:glue-points="0 0 0 21600 21600 10800" draw:text-areas="0 ?f3 15150 ?f4" draw:mirror-horizontal="false" draw:mirror-vertical="false" draw:type="right-bracket" draw:modifiers="6720.27103331451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6" draw:text-style-name="P1" draw:layer="layout" svg:x1="19.415cm" svg:y1="25.511cm" svg:x2="22.082cm" svg:y2="27.035cm">
          <text:p/>
        </draw:line>
        <draw:line draw:style-name="gr6" draw:text-style-name="P1" draw:layer="layout" svg:x1="10.017cm" svg:y1="26.273cm" svg:x2="7.858cm" svg:y2="27.289cm">
          <text:p/>
        </draw:line>
        <draw:line draw:style-name="gr5" draw:text-style-name="P1" draw:layer="layout" svg:x1="12.303cm" svg:y1="23.225cm" svg:x2="14.081cm" svg:y2="23.987cm">
          <text:p/>
        </draw:line>
        <draw:line draw:style-name="gr6" draw:text-style-name="P1" draw:layer="layout" svg:x1="13.065cm" svg:y1="23.592cm" svg:x2="13.065cm" svg:y2="25.13cm">
          <text:p/>
        </draw:line>
        <draw:line draw:style-name="gr12" draw:text-style-name="P1" draw:layer="layout" svg:x1="14.589cm" svg:y1="22.336cm" svg:x2="11.541cm" svg:y2="23.606cm">
          <text:p/>
        </draw:line>
        <draw:line draw:style-name="gr13" draw:text-style-name="P1" draw:layer="layout" svg:x1="14.215cm" svg:y1="22.274cm" svg:x2="18.399cm" svg:y2="23.7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s_20_5" draw:display-name="Arrowheads 5" svg:viewBox="0 0 300 300" svg:d="m0 0h300v300h-300zm20 20h260v260h-26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ve user</meta:initial-creator>
    <meta:creation-date>2012-11-16T12:37:47</meta:creation-date>
    <dc:date>2012-11-16T14:32:15</dc:date>
    <dc:creator>Live user</dc:creator>
    <meta:editing-duration>PT1H38M5S</meta:editing-duration>
    <meta:editing-cycles>23</meta:editing-cycles>
    <meta:generator>LibreOffice/3.5$Linux_X86_64 LibreOffice_project/350m1$Build-202</meta:generator>
    <meta:document-statistic meta:object-count="59"/>
  </office:meta>
</office:document-meta>
</file>